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92672" calcext:value-type="float">
            <text:p>133.3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6864" calcext:value-type="float">
            <text:p>134.1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454" calcext:value-type="float">
            <text:p>134.6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5248" calcext:value-type="float">
            <text:p>137.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44232" calcext:value-type="float">
            <text:p>134.4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72392" calcext:value-type="float">
            <text:p>138.7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201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06632" calcext:value-type="float">
            <text:p>138.4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72192" calcext:value-type="float">
            <text:p>137.1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201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9424" calcext:value-type="float">
            <text:p>136.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37352" calcext:value-type="float">
            <text:p>132.7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201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632" calcext:value-type="float">
            <text:p>130.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7736" calcext:value-type="float">
            <text:p>131.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83968" calcext:value-type="float">
            <text:p>129.2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3584" calcext:value-type="float">
            <text:p>126.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66432" calcext:value-type="float">
            <text:p>121.5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2856" calcext:value-type="float">
            <text:p>121.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200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5416" calcext:value-type="float">
            <text:p>120.2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78552" calcext:value-type="float">
            <text:p>119.4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200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0736" calcext:value-type="float">
            <text:p>117.1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1996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368" calcext:value-type="float">
            <text:p>109.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199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1072" calcext:value-type="float">
            <text:p>109.1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199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7256" calcext:value-type="float">
            <text:p>108.3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199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7864" calcext:value-type="float">
            <text:p>107.8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199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4152" calcext:value-type="float">
            <text:p>107.1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8188" calcext:value-type="float">
            <text:p>106.4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198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93032" calcext:value-type="float">
            <text:p>105.7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198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35248" calcext:value-type="float">
            <text:p>105.2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7124" calcext:value-type="float">
            <text:p>105.1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70072" calcext:value-type="float">
            <text:p>104.9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068" calcext:value-type="float">
            <text:p>104.5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198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5776" calcext:value-type="float">
            <text:p>104.1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16832" calcext:value-type="float">
            <text:p>105.7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198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60928" calcext:value-type="float">
            <text:p>104.9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197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3416" calcext:value-type="float">
            <text:p>104.2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9328" calcext:value-type="float">
            <text:p>103.5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197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3112" calcext:value-type="float">
            <text:p>102.6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197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05664" calcext:value-type="float">
            <text:p>101.7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197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8888" calcext:value-type="float">
            <text:p>100.0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197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5512" calcext:value-type="float">
            <text:p>98.9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197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5224" calcext:value-type="float">
            <text:p>98.1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46" calcext:value-type="float">
            <text:p>97.7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197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0848" calcext:value-type="float">
            <text:p>96.7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197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4128" calcext:value-type="float">
            <text:p>96.2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196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5632" calcext:value-type="float">
            <text:p>96.1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196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7536" calcext:value-type="float">
            <text:p>95.3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2592" calcext:value-type="float">
            <text:p>94.6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196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5792" calcext:value-type="float">
            <text:p>93.5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5101</text:p>
          </table:table-cell>
          <table:table-cell office:value-type="string" calcext:value-type="string">
            <text:p>Hartley Quad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3144" calcext:value-type="float">
            <text:p>92.9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